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E0000002094FB5B49DC02D6FC9.png" manifest:media-type="image/png"/>
  <manifest:file-entry manifest:full-path="Pictures/10000000000001E0000002094BCA83FE98119872.pdf" manifest:media-type="application/pdf"/>
  <manifest:file-entry manifest:full-path="Pictures/10000000000001E000000209A51D2108D203F575.png" manifest:media-type="image/png"/>
  <manifest:file-entry manifest:full-path="Pictures/10000000000001E000000209623C7A3C4F5711ED.png" manifest:media-type="image/png"/>
  <manifest:file-entry manifest:full-path="Pictures/10000000000001E000000209579371C3B7B2E44D.pdf" manifest:media-type="application/pdf"/>
  <manifest:file-entry manifest:full-path="Pictures/10000000000001E000000209E25AA3F122C45FFD.pdf" manifest:media-type="application/pdf"/>
  <manifest:file-entry manifest:full-path="Pictures/10000000000001E00000021EB4CE5949BBB61A67.png" manifest:media-type="image/png"/>
  <manifest:file-entry manifest:full-path="Pictures/10000000000001E000000209300B02313951CDD5.png" manifest:media-type="image/png"/>
  <manifest:file-entry manifest:full-path="Pictures/10000000000001E00000021E635FD871F2871BE9.pdf" manifest:media-type="application/pdf"/>
  <manifest:file-entry manifest:full-path="Pictures/10000000000001E000000209DBCCFD9A3AF77C2A.pdf" manifest:media-type="application/pdf"/>
  <manifest:file-entry manifest:full-path="Pictures/100002010000035C0000014DD46C464D219933C7.png" manifest:media-type="image/png"/>
  <manifest:file-entry manifest:full-path="Pictures/100002010000039800000320E8A89728E0DF153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6f6f6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10.40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4.181cm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fortaa" fo:font-size="47.0999984741211pt" fo:font-weight="bold" style:font-size-asian="50pt" style:font-weight-asian="bold" style:font-size-complex="5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Comfortaa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29cm" svg:height="14.676cm" svg:x="5.847cm" svg:y="3.171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2" draw:text-style-name="P2" draw:layer="layout" svg:width="2.061cm" svg:height="2.22cm" svg:x="13.363cm" svg:y="6.731cm">
          <draw:text-box>
            <text:p><text:span text:style-name="T1">H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6.729cm" svg:height="14.676cm" svg:x="5.847cm" svg:y="3.171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8.066cm" svg:height="3.146cm" draw:transform="skewX (0.00628318530717966) rotate (0.536514212063057) translate (2.051cm 4.973cm)">
          <draw:image xlink:href="Pictures/100002010000035C0000014DD46C464D219933C7.png" xlink:type="simple" xlink:show="embed" xlink:actuate="onLoad" loext:mime-type="image/png">
            <text:p/>
          </draw:image>
        </draw:frame>
        <draw:frame draw:style-name="gr1" draw:text-style-name="P1" draw:layer="layout" svg:width="8.061cm" svg:height="3.147cm" draw:transform="skewX (0.00610865238198017) rotate (-2.56301600655367) translate (25.607cm 15.711cm)">
          <draw:image xlink:href="Pictures/100002010000035C0000014DD46C464D219933C7.png" xlink:type="simple" xlink:show="embed" xlink:actuate="onLoad" loext:mime-type="image/png">
            <text:p/>
          </draw:image>
        </draw:frame>
        <draw:frame draw:style-name="gr2" draw:text-style-name="P2" draw:layer="layout" svg:width="2.061cm" svg:height="2.22cm" svg:x="13.363cm" svg:y="6.731cm">
          <draw:text-box>
            <text:p><text:span text:style-name="T1">H</text:span></text:p>
          </draw:text-box>
        </draw:frame>
        <draw:frame draw:style-name="gr3" draw:text-style-name="P3" draw:layer="layout" svg:width="1.283cm" svg:height="1.276cm" draw:transform="skewX (0.00069813170079773) rotate (-0.014835298641952) translate (4.17cm 2.308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.283cm" svg:height="1.276cm" draw:transform="skewX (0.00069813170079773) rotate (-0.014835298641952) translate (22.748cm 17.13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3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4" draw:layer="layout" svg:width="5.334cm" svg:height="4.679cm" svg:x="0.635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3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3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4" draw:layer="layout" svg:width="5.334cm" svg:height="4.679cm" svg:x="0.635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3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custom-shape draw:style-name="gr4" draw:text-style-name="P5" draw:layer="layout" svg:width="10.922cm" svg:height="0.178cm" svg:x="11.176cm" svg:y="9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922cm" svg:height="0.178cm" svg:x="11.176cm" svg:y="14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99cm" svg:height="0.178cm" draw:transform="rotate (1.5707963267949) translate (21.92cm 14.6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99cm" svg:height="0.178cm" draw:transform="rotate (1.5707963267949) translate (11.176cm 14.732cm)">
          <text:p/>
          <draw:enhanced-geometry svg:viewBox="0 0 21600 21600" draw:type="rectangle" draw:enhanced-path="M 0 0 L 21600 0 21600 21600 0 21600 0 0 Z N"/>
        </draw:custom-shape>
      </draw:page>
      <draw:page draw:name="page5" draw:style-name="dp2" draw:master-page-name="Default">
        <draw:frame draw:style-name="gr3" draw:text-style-name="P3" draw:layer="layout" svg:width="6.834cm" svg:height="4.673cm" svg:x="4.191cm" svg:y="8.4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5.97cm" svg:height="4.886cm" svg:x="17.144cm" svg:y="2.2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5.845cm" svg:height="4.886cm" svg:x="17.272cm" svg:y="13.7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6" draw:layer="layout" svg:x1="11.185cm" svg:y1="9.792cm" svg:x2="17.39cm" svg:y2="5.448cm">
          <text:p/>
        </draw:line>
        <draw:line draw:style-name="gr6" draw:text-style-name="P6" draw:layer="layout" svg:x1="11.068cm" svg:y1="11.938cm" svg:x2="17.272cm" svg:y2="16.283cm">
          <text:p/>
        </draw:line>
      </draw:page>
      <draw:page draw:name="page6" draw:style-name="dp2" draw:master-page-name="Default">
        <draw:frame draw:style-name="gr7" draw:text-style-name="P3" draw:layer="layout" svg:width="6.021cm" svg:height="6.665cm" svg:x="0.583cm" svg:y="7.327cm">
          <draw:image xlink:href="Pictures/10000000000001E00000021E635FD871F2871BE9.pdf" xlink:type="simple" xlink:show="embed" xlink:actuate="onLoad" loext:mime-type="application/pdf">
            <text:p/>
          </draw:image>
          <draw:image xlink:href="Pictures/10000000000001E00000021EB4CE5949BBB61A67.png" xlink:type="simple" xlink:show="embed" xlink:actuate="onLoad" loext:mime-type="image/png"/>
        </draw:frame>
        <draw:frame draw:style-name="gr7" draw:text-style-name="P3" draw:layer="layout" svg:width="5.969cm" svg:height="6.479cm" svg:x="9.525cm" svg:y="0.76cm">
          <draw:image xlink:href="Pictures/10000000000001E000000209E25AA3F122C45FFD.pdf" xlink:type="simple" xlink:show="embed" xlink:actuate="onLoad" loext:mime-type="application/pdf">
            <text:p/>
          </draw:image>
          <draw:image xlink:href="Pictures/10000000000001E000000209623C7A3C4F5711ED.png" xlink:type="simple" xlink:show="embed" xlink:actuate="onLoad" loext:mime-type="image/png"/>
        </draw:frame>
        <draw:frame draw:style-name="gr7" draw:text-style-name="P3" draw:layer="layout" svg:width="5.969cm" svg:height="6.477cm" svg:x="19.685cm" svg:y="0.635cm">
          <draw:image xlink:href="Pictures/10000000000001E0000002094BCA83FE98119872.pdf" xlink:type="simple" xlink:show="embed" xlink:actuate="onLoad" loext:mime-type="application/pdf">
            <text:p/>
          </draw:image>
          <draw:image xlink:href="Pictures/10000000000001E000000209300B02313951CDD5.png" xlink:type="simple" xlink:show="embed" xlink:actuate="onLoad" loext:mime-type="image/png"/>
        </draw:frame>
        <draw:frame draw:style-name="gr7" draw:text-style-name="P3" draw:layer="layout" svg:width="5.969cm" svg:height="6.477cm" svg:x="9.525cm" svg:y="14.351cm">
          <draw:image xlink:href="Pictures/10000000000001E000000209579371C3B7B2E44D.pdf" xlink:type="simple" xlink:show="embed" xlink:actuate="onLoad" loext:mime-type="application/pdf">
            <text:p/>
          </draw:image>
          <draw:image xlink:href="Pictures/10000000000001E0000002094FB5B49DC02D6FC9.png" xlink:type="simple" xlink:show="embed" xlink:actuate="onLoad" loext:mime-type="image/png"/>
        </draw:frame>
        <draw:frame draw:style-name="gr7" draw:text-style-name="P3" draw:layer="layout" svg:width="5.969cm" svg:height="6.477cm" svg:x="19.685cm" svg:y="14.351cm">
          <draw:image xlink:href="Pictures/10000000000001E000000209DBCCFD9A3AF77C2A.pdf" xlink:type="simple" xlink:show="embed" xlink:actuate="onLoad" loext:mime-type="application/pdf">
            <text:p/>
          </draw:image>
          <draw:image xlink:href="Pictures/10000000000001E000000209A51D2108D203F575.png" xlink:type="simple" xlink:show="embed" xlink:actuate="onLoad" loext:mime-type="image/png"/>
        </draw:frame>
        <draw:line draw:style-name="gr8" draw:text-style-name="P6" draw:layer="layout" svg:x1="5.842cm" svg:y1="7.112cm" svg:x2="9.017cm" svg:y2="4.699cm">
          <text:p/>
        </draw:line>
        <draw:line draw:style-name="gr8" draw:text-style-name="P6" draw:layer="layout" svg:x1="5.842cm" svg:y1="13.59cm" svg:x2="9.017cm" svg:y2="16.002cm">
          <text:p/>
        </draw:line>
        <draw:line draw:style-name="gr8" draw:text-style-name="P6" draw:layer="layout" svg:x1="15.519cm" svg:y1="4.064cm" svg:x2="19.507cm" svg:y2="4.064cm">
          <text:p/>
        </draw:line>
        <draw:line draw:style-name="gr8" draw:text-style-name="P6" draw:layer="layout" svg:x1="15.519cm" svg:y1="17.78cm" svg:x2="19.507cm" svg:y2="17.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40:44.731584491</meta:creation-date>
    <dc:date>2021-10-13T22:20:22.243484145</dc:date>
    <meta:editing-duration>P6DT7H27M35S</meta:editing-duration>
    <meta:editing-cycles>2</meta:editing-cycles>
    <meta:generator>LibreOffice/6.4.7.2$Linux_X86_64 LibreOffice_project/40$Build-2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o stretchy="false">|</mo>
      <mi>ψ</mi>
      <mo stretchy="false">⟩</mo>
    </mrow>
    <annotation encoding="StarMath 5.0">\ lline %psi \ rangle</annotation>
  </semantics>
</math>
</file>

<file path=Object 2/content.xml><?xml version="1.0" encoding="utf-8"?>
<math xmlns="http://www.w3.org/1998/Math/MathML" display="block">
  <semantics>
    <mrow>
      <mo stretchy="false">|</mo>
      <mn>0</mn>
      <mo stretchy="false">⟩</mo>
    </mrow>
    <annotation encoding="StarMath 5.0">\ lline 0 \ rangle</annotation>
  </semantics>
</math>
</file>

<file path=Object 3/content.xml><?xml version="1.0" encoding="utf-8"?>
<math xmlns="http://www.w3.org/1998/Math/MathML" display="block">
  <semantics>
    <mi>γ</mi>
    <annotation encoding="StarMath 5.0">%gamma</annotation>
  </semantics>
</math>
</file>

<file path=Object 4/content.xml><?xml version="1.0" encoding="utf-8"?>
<math xmlns="http://www.w3.org/1998/Math/MathML" display="block">
  <semantics>
    <mi>γ</mi>
    <annotation encoding="StarMath 5.0">%gamma</annotation>
  </semantics>
</math>
</file>

<file path=Object 5/content.xml><?xml version="1.0" encoding="utf-8"?>
<math xmlns="http://www.w3.org/1998/Math/MathML" display="block">
  <semantics>
    <mrow>
      <mo stretchy="false">|</mo>
      <mn>1</mn>
      <mo stretchy="false">⟩</mo>
    </mrow>
    <annotation encoding="StarMath 5.0">\ lline 1 \ rangle</annotation>
  </semantics>
</math>
</file>